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>
      <style:text-properties officeooo:rsid="0018a670" officeooo:paragraph-rsid="0018a670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ext</text:p>
      <text:list text:style-name="L1">
        <text:list-item>
          <text:p text:style-name="P2">une liste accentuée</text:p>
          <text:list>
            <text:list-item>
              <text:p text:style-name="P2">un sous-élément</text:p>
            </text:list-item>
          </text:list>
        </text:list-item>
      </text:list>
      <text:p text:style-name="Standard"/>
      <text:list text:style-name="L2">
        <text:list-item>
          <text:p text:style-name="P3">une liste numérotée</text:p>
        </text:list-item>
        <text:list-item>
          <text:p text:style-name="P3">et de deux 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8-03T12:07:08</meta:creation-date>
    <dc:date>2024-11-24T19:41:19.932971592</dc:date>
    <meta:editing-duration>PT1H44M49S</meta:editing-duration>
    <meta:editing-cycles>2</meta:editing-cycles>
    <meta:generator>LibreOffice/24.8.1.2$MacOSX_AARCH64 LibreOffice_project/87fa9aec1a63e70835390b81c40bb8993f1d4ff6</meta:generator>
    <meta:document-statistic meta:table-count="0" meta:image-count="0" meta:object-count="0" meta:page-count="1" meta:paragraph-count="5" meta:word-count="18" meta:character-count="80" meta:non-whitespace-character-count="71"/>
  </office:meta>
</office:document-meta>
</file>